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csheetFilt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icsheetFilt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csheetFilter.setParent(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icsheetFilter.setNamespaceMap( Map originalNamepaceUR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